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Change to password login&lt;/h4&gt;&lt;pre class="message"&gt;&lt;div class="author"&gt;user&lt;/div&gt;&lt;div&gt;change to password login instead of google login&lt;/div&gt;&lt;/pre&gt;&lt;pre class="message"&gt;&lt;div class="author"&gt;ChatGPT&lt;/div&gt;&lt;div&gt;Got it — you want to switch your ChatGPT login from Google-based to a standard password login. Here’s how you can do that: <text:s/></text:p>
      <text:p text:style-name="Standard"/>
      <text:p text:style-name="Standard">### Steps to Change From Google Login to Password Login</text:p>
      <text:p text:style-name="Standard">1. **Log out** of ChatGPT if you’re currently signed in with Google. <text:s/></text:p>
      <text:p text:style-name="Standard">2. Go to the [ChatGPT login page](https://chat.openai.com). <text:s/></text:p>
      <text:p text:style-name="Standard">3. Instead of clicking *Continue with Google*, enter the **same email address** you use for your Google login. <text:s/></text:p>
      <text:p text:style-name="Standard">4. Click **Forgot password?** <text:s/></text:p>
      <text:p text:style-name="Standard"><text:s text:c="3"/>- This will send you a password reset link. <text:s/></text:p>
      <text:p text:style-name="Standard"><text:s text:c="3"/>- Use it to set up a password for your account. <text:s/></text:p>
      <text:p text:style-name="Standard">5. Once the password is created, you can now log in directly with **email + password** instead of Google. <text:s/></text:p>
      <text:p text:style-name="Standard"/>
      <text:p text:style-name="Standard">### Important Notes</text:p>
      <text:p text:style-name="Standard">- You **must use the same email** that’s tied to your Google login, otherwise it’ll treat it as a brand-new account. <text:s/></text:p>
      <text:p text:style-name="Standard">- After setting a password, both methods will work: <text:s/></text:p>
      <text:p text:style-name="Standard"><text:s text:c="2"/>- **Email + password** <text:s/></text:p>
      <text:p text:style-name="Standard"><text:s text:c="2"/>- **Google sign-in** <text:s/></text:p>
      <text:p text:style-name="Standard"><text:s text:c="2"/>You can just ignore the Google option if you prefer. <text:s/></text:p>
      <text:p text:style-name="Standard">- If you don’t see the “Forgot password?” option (sometimes it hides depending on login flow), choose **“Try another way”** — it will still let you request a password reset for your Google-linked email. <text:s/></text:p>
      <text:p text:style-name="Standard"/>
      <text:p text:style-name="Standard">Do you want me to also walk you through how to **disable Google login entirely** so only password works, or do you just want both options available but mainly use password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05:34.626592462</meta:creation-date>
    <dc:date>2025-11-14T22:05:46.697994250</dc:date>
    <meta:editing-duration>PT13S</meta:editing-duration>
    <meta:editing-cycles>1</meta:editing-cycles>
    <meta:document-statistic meta:table-count="0" meta:image-count="0" meta:object-count="0" meta:page-count="1" meta:paragraph-count="17" meta:word-count="241" meta:character-count="1584" meta:non-whitespace-character-count="1318"/>
    <meta:generator>LibreOffice/24.2.7.2$Linux_X86_64 LibreOffice_project/420$Build-2</meta:generator>
  </office:meta>
</office:document-meta>
</file>